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09-10" calcext:value-type="date">
            <text:p>10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1-01" calcext:value-type="date">
            <text:p>01/11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2-02" calcext:value-type="date">
            <text:p>02/12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5-15" calcext:value-type="date">
            <text:p>15/05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13]-[.F1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4]-[.F14]" office:value-type="float" office:value="150" calcext:value-type="float">
            <text:p>15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4])" office:value-type="float" office:value="150" calcext:value-type="float">
            <text:p>15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3.963423109">00:00:00</text:time></text:span><text:span text:style-name="MT2"><text:s/></text:span></text:p>
        </style:region-center>
        <style:region-right>
          <text:p><text:span text:style-name="MT4">José Cícero de Li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Cícero de Lim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3.9659555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9-01T14:08:04.297009727</dc:date>
    <dc:language>pt-PT</dc:language>
    <meta:editing-cycles>428</meta:editing-cycles>
    <meta:editing-duration>PT13H11M8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